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ColRowGroupBuilder.startTableRow( TableRow table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lRowGroupBuilder.endTableRow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xedColRowGroupBuilder.endTable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xedColRowGroupBuilder.setFlagForCols( int flag , Lis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ColRowGroupBuilder.endRow(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lRowGroupBuilder.addTableCell( TableCell cel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xedColRowGroupBuilder.end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lRowGroupBuilder.startTablePart(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ColRowGroupBuilder.handleRowEnd( TableCellContainer contai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xedColRowGroupBuild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ColRowGroupBuilder.FixedColRowGroupBuilder( T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